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230" officeooo:paragraph-rsid="000362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code du projet peut être trouvé ici : <text:a xlink:type="simple" xlink:href="https://github.com/hpantecouteau/P7_modele_scoring" text:style-name="Internet_20_link" text:visited-style-name="Visited_20_Internet_20_Link">https://github.com/hpantecouteau/P7_modele_scoring</text:a> avec :</text:p>
      <text:p text:style-name="P1">• model.py le code de la modélisation</text:p>
      <text:p text:style-name="P1">• flask_api.py le code d’API</text:p>
      <text:p text:style-name="P1">• streamlit_app.py le code du dashboar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2:39:59.255538731</meta:creation-date>
    <dc:date>2023-01-21T12:40:54.141910661</dc:date>
    <meta:editing-duration>PT55S</meta:editing-duration>
    <meta:editing-cycles>1</meta:editing-cycles>
    <meta:document-statistic meta:table-count="0" meta:image-count="0" meta:object-count="0" meta:page-count="1" meta:paragraph-count="4" meta:word-count="30" meta:character-count="202" meta:non-whitespace-character-count="176"/>
    <meta:generator>LibreOffice/7.3.7.2$Linux_X86_64 LibreOffice_project/30$Build-2</meta:generator>
  </office:meta>
</office:document-meta>
</file>